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685"/>
    </style:style>
    <style:style style:name="ce3" style:family="table-cell" style:parent-style-name="Default">
      <style:table-cell-properties fo:background-color="#ed1c24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298.19mm" svg:y="15.67mm">
            <draw:object draw:notify-on-update-of-ranges="Sheet1.A2:Sheet1.A26 Sheet1.B2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 table:number-columns-spanned="5" table:number-rows-spanned="1">
            <text:p>Tiempo</text:p>
          </table:table-cell>
          <table:covered-table-cell table:number-columns-repeated="4" table:style-name="ce3"/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C2]+[.D2]+[.E2]+[.F2]+[.G2]+[.H2]+[.I2]+[.J2]+[.K2]+[.L2])/10" office:value-type="float" office:value="0.0003433" calcext:value-type="float">
            <text:p>0.0003433</text:p>
          </table:table-cell>
          <table:table-cell table:number-columns-repeated="4" office:value-type="float" office:value="0.000322" calcext:value-type="float">
            <text:p>0.000322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365" calcext:value-type="float">
            <text:p>0.0003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C3]+[.D3]+[.E3]+[.F3]+[.G3]+[.H3]+[.I3]+[.J3]+[.K3]+[.L3])/10" office:value-type="float" office:value="0.0027849" calcext:value-type="float">
            <text:p>0.0027849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634" calcext:value-type="float">
            <text:p>0.002634</text:p>
          </table:table-cell>
          <table:table-cell office:value-type="float" office:value="0.002567" calcext:value-type="float">
            <text:p>0.002567</text:p>
          </table:table-cell>
          <table:table-cell office:value-type="float" office:value="0.002886" calcext:value-type="float">
            <text:p>0.002886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0.00264" calcext:value-type="float">
            <text:p>0.002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C4]+[.D4]+[.E4]+[.F4]+[.G4]+[.H4]+[.I4]+[.J4]+[.K4]+[.L4])/10" office:value-type="float" office:value="0.0088382" calcext:value-type="float">
            <text:p>0.0088382</text:p>
          </table:table-cell>
          <table:table-cell office:value-type="float" office:value="0.009677" calcext:value-type="float">
            <text:p>0.009677</text:p>
          </table:table-cell>
          <table:table-cell office:value-type="float" office:value="0.008991" calcext:value-type="float">
            <text:p>0.00899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8926" calcext:value-type="float">
            <text:p>0.008926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08569" calcext:value-type="float">
            <text:p>0.008569</text:p>
          </table:table-cell>
          <table:table-cell office:value-type="float" office:value="0.008568" calcext:value-type="float">
            <text:p>0.008568</text:p>
          </table:table-cell>
          <table:table-cell office:value-type="float" office:value="0.008566" calcext:value-type="float">
            <text:p>0.00856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[.C5]+[.D5]+[.E5]+[.F5]+[.G5]+[.H5]+[.I5]+[.J5]+[.K5]+[.L5])/10" office:value-type="float" office:value="0.0206425" calcext:value-type="float">
            <text:p>0.0206425</text:p>
          </table:table-cell>
          <table:table-cell office:value-type="float" office:value="0.021264" calcext:value-type="float">
            <text:p>0.021264</text:p>
          </table:table-cell>
          <table:table-cell office:value-type="float" office:value="0.021473" calcext:value-type="float">
            <text:p>0.021473</text:p>
          </table:table-cell>
          <table:table-cell office:value-type="float" office:value="0.020726" calcext:value-type="float">
            <text:p>0.02072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0857" calcext:value-type="float">
            <text:p>0.020857</text:p>
          </table:table-cell>
          <table:table-cell office:value-type="float" office:value="0.020335" calcext:value-type="float">
            <text:p>0.020335</text:p>
          </table:table-cell>
          <table:table-cell office:value-type="float" office:value="0.020218" calcext:value-type="float">
            <text:p>0.020218</text:p>
          </table:table-cell>
          <table:table-cell office:value-type="float" office:value="0.020224" calcext:value-type="float">
            <text:p>0.020224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20293" calcext:value-type="float">
            <text:p>0.0202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C6]+[.D6]+[.E6]+[.F6]+[.G6]+[.H6]+[.I6]+[.J6]+[.K6]+[.L6])/10" office:value-type="float" office:value="0.0408305" calcext:value-type="float">
            <text:p>0.0408305</text:p>
          </table:table-cell>
          <table:table-cell office:value-type="float" office:value="0.040995" calcext:value-type="float">
            <text:p>0.040995</text:p>
          </table:table-cell>
          <table:table-cell office:value-type="float" office:value="0.041407" calcext:value-type="float">
            <text:p>0.041407</text:p>
          </table:table-cell>
          <table:table-cell office:value-type="float" office:value="0.042051" calcext:value-type="float">
            <text:p>0.042051</text:p>
          </table:table-cell>
          <table:table-cell office:value-type="float" office:value="0.041483" calcext:value-type="float">
            <text:p>0.041483</text:p>
          </table:table-cell>
          <table:table-cell office:value-type="float" office:value="0.040631" calcext:value-type="float">
            <text:p>0.040631</text:p>
          </table:table-cell>
          <table:table-cell office:value-type="float" office:value="0.041462" calcext:value-type="float">
            <text:p>0.041462</text:p>
          </table:table-cell>
          <table:table-cell office:value-type="float" office:value="0.040686" calcext:value-type="float">
            <text:p>0.040686</text:p>
          </table:table-cell>
          <table:table-cell office:value-type="float" office:value="0.039955" calcext:value-type="float">
            <text:p>0.039955</text:p>
          </table:table-cell>
          <table:table-cell office:value-type="float" office:value="0.04029" calcext:value-type="float">
            <text:p>0.04029</text:p>
          </table:table-cell>
          <table:table-cell office:value-type="float" office:value="0.039345" calcext:value-type="float">
            <text:p>0.0393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C7]+[.D7]+[.E7]+[.F7]+[.G7]+[.H7]+[.I7]+[.J7]+[.K7]+[.L7])/10" office:value-type="float" office:value="0.0676844" calcext:value-type="float">
            <text:p>0.0676844</text:p>
          </table:table-cell>
          <table:table-cell office:value-type="float" office:value="0.068743" calcext:value-type="float">
            <text:p>0.068743</text:p>
          </table:table-cell>
          <table:table-cell office:value-type="float" office:value="0.06743" calcext:value-type="float">
            <text:p>0.06743</text:p>
          </table:table-cell>
          <table:table-cell office:value-type="float" office:value="0.067765" calcext:value-type="float">
            <text:p>0.067765</text:p>
          </table:table-cell>
          <table:table-cell office:value-type="float" office:value="0.067614" calcext:value-type="float">
            <text:p>0.067614</text:p>
          </table:table-cell>
          <table:table-cell office:value-type="float" office:value="0.067385" calcext:value-type="float">
            <text:p>0.067385</text:p>
          </table:table-cell>
          <table:table-cell office:value-type="float" office:value="0.06743" calcext:value-type="float">
            <text:p>0.06743</text:p>
          </table:table-cell>
          <table:table-cell office:value-type="float" office:value="0.068155" calcext:value-type="float">
            <text:p>0.068155</text:p>
          </table:table-cell>
          <table:table-cell office:value-type="float" office:value="0.067377" calcext:value-type="float">
            <text:p>0.067377</text:p>
          </table:table-cell>
          <table:table-cell office:value-type="float" office:value="0.067438" calcext:value-type="float">
            <text:p>0.067438</text:p>
          </table:table-cell>
          <table:table-cell office:value-type="float" office:value="0.067507" calcext:value-type="float">
            <text:p>0.06750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[.C8]+[.D8]+[.E8]+[.F8]+[.G8]+[.H8]+[.I8]+[.J8]+[.K8]+[.L8])/10" office:value-type="float" office:value="0.107296" calcext:value-type="float">
            <text:p>0.107296</text:p>
          </table:table-cell>
          <table:table-cell office:value-type="float" office:value="0.108672" calcext:value-type="float">
            <text:p>0.108672</text:p>
          </table:table-cell>
          <table:table-cell office:value-type="float" office:value="0.108486" calcext:value-type="float">
            <text:p>0.108486</text:p>
          </table:table-cell>
          <table:table-cell office:value-type="float" office:value="0.107689" calcext:value-type="float">
            <text:p>0.107689</text:p>
          </table:table-cell>
          <table:table-cell office:value-type="float" office:value="0.107261" calcext:value-type="float">
            <text:p>0.107261</text:p>
          </table:table-cell>
          <table:table-cell office:value-type="float" office:value="0.106872" calcext:value-type="float">
            <text:p>0.106872</text:p>
          </table:table-cell>
          <table:table-cell office:value-type="float" office:value="0.106653" calcext:value-type="float">
            <text:p>0.106653</text:p>
          </table:table-cell>
          <table:table-cell office:value-type="float" office:value="0.106609" calcext:value-type="float">
            <text:p>0.106609</text:p>
          </table:table-cell>
          <table:table-cell office:value-type="float" office:value="0.106768" calcext:value-type="float">
            <text:p>0.106768</text:p>
          </table:table-cell>
          <table:table-cell office:value-type="float" office:value="0.107148" calcext:value-type="float">
            <text:p>0.107148</text:p>
          </table:table-cell>
          <table:table-cell office:value-type="float" office:value="0.106802" calcext:value-type="float">
            <text:p>0.10680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[.C9]+[.D9]+[.E9]+[.F9]+[.G9]+[.H9]+[.I9]+[.J9]+[.K9]+[.L9])/10" office:value-type="float" office:value="0.1614052" calcext:value-type="float">
            <text:p>0.1614052</text:p>
          </table:table-cell>
          <table:table-cell office:value-type="float" office:value="0.170835" calcext:value-type="float">
            <text:p>0.170835</text:p>
          </table:table-cell>
          <table:table-cell office:value-type="float" office:value="0.167994" calcext:value-type="float">
            <text:p>0.167994</text:p>
          </table:table-cell>
          <table:table-cell office:value-type="float" office:value="0.163184" calcext:value-type="float">
            <text:p>0.163184</text:p>
          </table:table-cell>
          <table:table-cell office:value-type="float" office:value="0.158394" calcext:value-type="float">
            <text:p>0.158394</text:p>
          </table:table-cell>
          <table:table-cell office:value-type="float" office:value="0.158457" calcext:value-type="float">
            <text:p>0.158457</text:p>
          </table:table-cell>
          <table:table-cell office:value-type="float" office:value="0.158981" calcext:value-type="float">
            <text:p>0.158981</text:p>
          </table:table-cell>
          <table:table-cell office:value-type="float" office:value="0.159654" calcext:value-type="float">
            <text:p>0.159654</text:p>
          </table:table-cell>
          <table:table-cell office:value-type="float" office:value="0.158479" calcext:value-type="float">
            <text:p>0.158479</text:p>
          </table:table-cell>
          <table:table-cell office:value-type="float" office:value="0.159593" calcext:value-type="float">
            <text:p>0.159593</text:p>
          </table:table-cell>
          <table:table-cell office:value-type="float" office:value="0.158481" calcext:value-type="float">
            <text:p>0.15848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[.C10]+[.D10]+[.E10]+[.F10]+[.G10]+[.H10]+[.I10]+[.J10]+[.K10]+[.L10])/10" office:value-type="float" office:value="0.2263606" calcext:value-type="float">
            <text:p>0.2263606</text:p>
          </table:table-cell>
          <table:table-cell office:value-type="float" office:value="0.232033" calcext:value-type="float">
            <text:p>0.232033</text:p>
          </table:table-cell>
          <table:table-cell office:value-type="float" office:value="0.225068" calcext:value-type="float">
            <text:p>0.225068</text:p>
          </table:table-cell>
          <table:table-cell office:value-type="float" office:value="0.227189" calcext:value-type="float">
            <text:p>0.227189</text:p>
          </table:table-cell>
          <table:table-cell office:value-type="float" office:value="0.224991" calcext:value-type="float">
            <text:p>0.224991</text:p>
          </table:table-cell>
          <table:table-cell office:value-type="float" office:value="0.224846" calcext:value-type="float">
            <text:p>0.224846</text:p>
          </table:table-cell>
          <table:table-cell office:value-type="float" office:value="0.227077" calcext:value-type="float">
            <text:p>0.227077</text:p>
          </table:table-cell>
          <table:table-cell office:value-type="float" office:value="0.224714" calcext:value-type="float">
            <text:p>0.224714</text:p>
          </table:table-cell>
          <table:table-cell office:value-type="float" office:value="0.227858" calcext:value-type="float">
            <text:p>0.227858</text:p>
          </table:table-cell>
          <table:table-cell office:value-type="float" office:value="0.22479" calcext:value-type="float">
            <text:p>0.22479</text:p>
          </table:table-cell>
          <table:table-cell office:value-type="float" office:value="0.22504" calcext:value-type="float">
            <text:p>0.225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[.C11]+[.D11]+[.E11]+[.F11]+[.G11]+[.H11]+[.I11]+[.J11]+[.K11]+[.L11])/10" office:value-type="float" office:value="0.3096842" calcext:value-type="float">
            <text:p>0.3096842</text:p>
          </table:table-cell>
          <table:table-cell office:value-type="float" office:value="0.317163" calcext:value-type="float">
            <text:p>0.317163</text:p>
          </table:table-cell>
          <table:table-cell office:value-type="float" office:value="0.307718" calcext:value-type="float">
            <text:p>0.307718</text:p>
          </table:table-cell>
          <table:table-cell office:value-type="float" office:value="0.310049" calcext:value-type="float">
            <text:p>0.310049</text:p>
          </table:table-cell>
          <table:table-cell office:value-type="float" office:value="0.30777" calcext:value-type="float">
            <text:p>0.30777</text:p>
          </table:table-cell>
          <table:table-cell office:value-type="float" office:value="0.30994" calcext:value-type="float">
            <text:p>0.30994</text:p>
          </table:table-cell>
          <table:table-cell office:value-type="float" office:value="0.307733" calcext:value-type="float">
            <text:p>0.307733</text:p>
          </table:table-cell>
          <table:table-cell office:value-type="float" office:value="0.310168" calcext:value-type="float">
            <text:p>0.310168</text:p>
          </table:table-cell>
          <table:table-cell office:value-type="float" office:value="0.308834" calcext:value-type="float">
            <text:p>0.308834</text:p>
          </table:table-cell>
          <table:table-cell office:value-type="float" office:value="0.307784" calcext:value-type="float">
            <text:p>0.307784</text:p>
          </table:table-cell>
          <table:table-cell office:value-type="float" office:value="0.309683" calcext:value-type="float">
            <text:p>0.30968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[.C12]+[.D12]+[.E12]+[.F12]+[.G12]+[.H12]+[.I12]+[.J12]+[.K12]+[.L12])/10" office:value-type="float" office:value="0.4116349" calcext:value-type="float">
            <text:p>0.4116349</text:p>
          </table:table-cell>
          <table:table-cell office:value-type="float" office:value="0.419402" calcext:value-type="float">
            <text:p>0.419402</text:p>
          </table:table-cell>
          <table:table-cell office:value-type="float" office:value="0.412682" calcext:value-type="float">
            <text:p>0.412682</text:p>
          </table:table-cell>
          <table:table-cell office:value-type="float" office:value="0.41293" calcext:value-type="float">
            <text:p>0.41293</text:p>
          </table:table-cell>
          <table:table-cell office:value-type="float" office:value="0.409478" calcext:value-type="float">
            <text:p>0.409478</text:p>
          </table:table-cell>
          <table:table-cell office:value-type="float" office:value="0.414579" calcext:value-type="float">
            <text:p>0.414579</text:p>
          </table:table-cell>
          <table:table-cell office:value-type="float" office:value="0.409174" calcext:value-type="float">
            <text:p>0.409174</text:p>
          </table:table-cell>
          <table:table-cell office:value-type="float" office:value="0.409572" calcext:value-type="float">
            <text:p>0.409572</text:p>
          </table:table-cell>
          <table:table-cell office:value-type="float" office:value="0.409406" calcext:value-type="float">
            <text:p>0.409406</text:p>
          </table:table-cell>
          <table:table-cell office:value-type="float" office:value="0.409915" calcext:value-type="float">
            <text:p>0.409915</text:p>
          </table:table-cell>
          <table:table-cell office:value-type="float" office:value="0.409211" calcext:value-type="float">
            <text:p>0.4092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[.C13]+[.D13]+[.E13]+[.F13]+[.G13]+[.H13]+[.I13]+[.J13]+[.K13]+[.L13])/10" office:value-type="float" office:value="0.532891" calcext:value-type="float">
            <text:p>0.532891</text:p>
          </table:table-cell>
          <table:table-cell office:value-type="float" office:value="0.539519" calcext:value-type="float">
            <text:p>0.539519</text:p>
          </table:table-cell>
          <table:table-cell office:value-type="float" office:value="0.532874" calcext:value-type="float">
            <text:p>0.532874</text:p>
          </table:table-cell>
          <table:table-cell office:value-type="float" office:value="0.532117" calcext:value-type="float">
            <text:p>0.532117</text:p>
          </table:table-cell>
          <table:table-cell office:value-type="float" office:value="0.532598" calcext:value-type="float">
            <text:p>0.532598</text:p>
          </table:table-cell>
          <table:table-cell office:value-type="float" office:value="0.532309" calcext:value-type="float">
            <text:p>0.532309</text:p>
          </table:table-cell>
          <table:table-cell office:value-type="float" office:value="0.531979" calcext:value-type="float">
            <text:p>0.531979</text:p>
          </table:table-cell>
          <table:table-cell office:value-type="float" office:value="0.53216" calcext:value-type="float">
            <text:p>0.53216</text:p>
          </table:table-cell>
          <table:table-cell office:value-type="float" office:value="0.531641" calcext:value-type="float">
            <text:p>0.531641</text:p>
          </table:table-cell>
          <table:table-cell office:value-type="float" office:value="0.531897" calcext:value-type="float">
            <text:p>0.531897</text:p>
          </table:table-cell>
          <table:table-cell office:value-type="float" office:value="0.531816" calcext:value-type="float">
            <text:p>0.53181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[.C14]+[.D14]+[.E14]+[.F14]+[.G14]+[.H14]+[.I14]+[.J14]+[.K14]+[.L14])/10" office:value-type="float" office:value="0.6753715" calcext:value-type="float">
            <text:p>0.6753715</text:p>
          </table:table-cell>
          <table:table-cell office:value-type="float" office:value="0.679761" calcext:value-type="float">
            <text:p>0.679761</text:p>
          </table:table-cell>
          <table:table-cell office:value-type="float" office:value="0.674458" calcext:value-type="float">
            <text:p>0.674458</text:p>
          </table:table-cell>
          <table:table-cell office:value-type="float" office:value="0.674583" calcext:value-type="float">
            <text:p>0.674583</text:p>
          </table:table-cell>
          <table:table-cell office:value-type="float" office:value="0.675293" calcext:value-type="float">
            <text:p>0.675293</text:p>
          </table:table-cell>
          <table:table-cell office:value-type="float" office:value="0.674461" calcext:value-type="float">
            <text:p>0.674461</text:p>
          </table:table-cell>
          <table:table-cell office:value-type="float" office:value="0.675545" calcext:value-type="float">
            <text:p>0.675545</text:p>
          </table:table-cell>
          <table:table-cell office:value-type="float" office:value="0.674881" calcext:value-type="float">
            <text:p>0.674881</text:p>
          </table:table-cell>
          <table:table-cell office:value-type="float" office:value="0.674755" calcext:value-type="float">
            <text:p>0.674755</text:p>
          </table:table-cell>
          <table:table-cell office:value-type="float" office:value="0.674493" calcext:value-type="float">
            <text:p>0.674493</text:p>
          </table:table-cell>
          <table:table-cell office:value-type="float" office:value="0.675485" calcext:value-type="float">
            <text:p>0.67548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([.C15]+[.D15]+[.E15]+[.F15]+[.G15]+[.H15]+[.I15]+[.J15]+[.K15]+[.L15])/10" office:value-type="float" office:value="0.8412658" calcext:value-type="float">
            <text:p>0.8412658</text:p>
          </table:table-cell>
          <table:table-cell office:value-type="float" office:value="0.847402" calcext:value-type="float">
            <text:p>0.847402</text:p>
          </table:table-cell>
          <table:table-cell office:value-type="float" office:value="0.842324" calcext:value-type="float">
            <text:p>0.842324</text:p>
          </table:table-cell>
          <table:table-cell office:value-type="float" office:value="0.840352" calcext:value-type="float">
            <text:p>0.840352</text:p>
          </table:table-cell>
          <table:table-cell office:value-type="float" office:value="0.84026" calcext:value-type="float">
            <text:p>0.84026</text:p>
          </table:table-cell>
          <table:table-cell office:value-type="float" office:value="0.840212" calcext:value-type="float">
            <text:p>0.840212</text:p>
          </table:table-cell>
          <table:table-cell office:value-type="float" office:value="0.840001" calcext:value-type="float">
            <text:p>0.840001</text:p>
          </table:table-cell>
          <table:table-cell office:value-type="float" office:value="0.840077" calcext:value-type="float">
            <text:p>0.840077</text:p>
          </table:table-cell>
          <table:table-cell office:value-type="float" office:value="0.840247" calcext:value-type="float">
            <text:p>0.840247</text:p>
          </table:table-cell>
          <table:table-cell office:value-type="float" office:value="0.841214" calcext:value-type="float">
            <text:p>0.841214</text:p>
          </table:table-cell>
          <table:table-cell office:value-type="float" office:value="0.840569" calcext:value-type="float">
            <text:p>0.8405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[.C16]+[.D16]+[.E16]+[.F16]+[.G16]+[.H16]+[.I16]+[.J16]+[.K16]+[.L16])/10" office:value-type="float" office:value="1.043723" calcext:value-type="float">
            <text:p>1.043723</text:p>
          </table:table-cell>
          <table:table-cell office:value-type="float" office:value="1.05061" calcext:value-type="float">
            <text:p>1.05061</text:p>
          </table:table-cell>
          <table:table-cell office:value-type="float" office:value="1.04278" calcext:value-type="float">
            <text:p>1.04278</text:p>
          </table:table-cell>
          <table:table-cell office:value-type="float" office:value="1.04424" calcext:value-type="float">
            <text:p>1.04424</text:p>
          </table:table-cell>
          <table:table-cell office:value-type="float" office:value="1.04248" calcext:value-type="float">
            <text:p>1.04248</text:p>
          </table:table-cell>
          <table:table-cell office:value-type="float" office:value="1.04353" calcext:value-type="float">
            <text:p>1.04353</text:p>
          </table:table-cell>
          <table:table-cell office:value-type="float" office:value="1.0427" calcext:value-type="float">
            <text:p>1.0427</text:p>
          </table:table-cell>
          <table:table-cell office:value-type="float" office:value="1.04226" calcext:value-type="float">
            <text:p>1.04226</text:p>
          </table:table-cell>
          <table:table-cell office:value-type="float" office:value="1.04227" calcext:value-type="float">
            <text:p>1.04227</text:p>
          </table:table-cell>
          <table:table-cell office:value-type="float" office:value="1.04312" calcext:value-type="float">
            <text:p>1.04312</text:p>
          </table:table-cell>
          <table:table-cell office:value-type="float" office:value="1.04324" calcext:value-type="float">
            <text:p>1.0432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([.C17]+[.D17]+[.E17]+[.F17]+[.G17]+[.H17]+[.I17]+[.J17]+[.K17]+[.L17])/10" office:value-type="float" office:value="1.282619" calcext:value-type="float">
            <text:p>1.282619</text:p>
          </table:table-cell>
          <table:table-cell office:value-type="float" office:value="1.29314" calcext:value-type="float">
            <text:p>1.29314</text:p>
          </table:table-cell>
          <table:table-cell office:value-type="float" office:value="1.28184" calcext:value-type="float">
            <text:p>1.28184</text:p>
          </table:table-cell>
          <table:table-cell office:value-type="float" office:value="1.27967" calcext:value-type="float">
            <text:p>1.27967</text:p>
          </table:table-cell>
          <table:table-cell office:value-type="float" office:value="1.28206" calcext:value-type="float">
            <text:p>1.28206</text:p>
          </table:table-cell>
          <table:table-cell office:value-type="float" office:value="1.2835" calcext:value-type="float">
            <text:p>1.2835</text:p>
          </table:table-cell>
          <table:table-cell office:value-type="float" office:value="1.28067" calcext:value-type="float">
            <text:p>1.28067</text:p>
          </table:table-cell>
          <table:table-cell office:value-type="float" office:value="1.28095" calcext:value-type="float">
            <text:p>1.28095</text:p>
          </table:table-cell>
          <table:table-cell office:value-type="float" office:value="1.27926" calcext:value-type="float">
            <text:p>1.27926</text:p>
          </table:table-cell>
          <table:table-cell office:value-type="float" office:value="1.28114" calcext:value-type="float">
            <text:p>1.28114</text:p>
          </table:table-cell>
          <table:table-cell office:value-type="float" office:value="1.28396" calcext:value-type="float">
            <text:p>1.2839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([.C18]+[.D18]+[.E18]+[.F18]+[.G18]+[.H18]+[.I18]+[.J18]+[.K18]+[.L18])/10" office:value-type="float" office:value="1.569684" calcext:value-type="float">
            <text:p>1.569684</text:p>
          </table:table-cell>
          <table:table-cell office:value-type="float" office:value="1.57056" calcext:value-type="float">
            <text:p>1.57056</text:p>
          </table:table-cell>
          <table:table-cell office:value-type="float" office:value="1.56247" calcext:value-type="float">
            <text:p>1.56247</text:p>
          </table:table-cell>
          <table:table-cell office:value-type="float" office:value="1.56373" calcext:value-type="float">
            <text:p>1.56373</text:p>
          </table:table-cell>
          <table:table-cell office:value-type="float" office:value="1.56971" calcext:value-type="float">
            <text:p>1.56971</text:p>
          </table:table-cell>
          <table:table-cell office:value-type="float" office:value="1.56487" calcext:value-type="float">
            <text:p>1.56487</text:p>
          </table:table-cell>
          <table:table-cell office:value-type="float" office:value="1.56472" calcext:value-type="float">
            <text:p>1.56472</text:p>
          </table:table-cell>
          <table:table-cell office:value-type="float" office:value="1.56847" calcext:value-type="float">
            <text:p>1.56847</text:p>
          </table:table-cell>
          <table:table-cell office:value-type="float" office:value="1.59085" calcext:value-type="float">
            <text:p>1.59085</text:p>
          </table:table-cell>
          <table:table-cell office:value-type="float" office:value="1.56423" calcext:value-type="float">
            <text:p>1.56423</text:p>
          </table:table-cell>
          <table:table-cell office:value-type="float" office:value="1.57723" calcext:value-type="float">
            <text:p>1.5772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([.C19]+[.D19]+[.E19]+[.F19]+[.G19]+[.H19]+[.I19]+[.J19]+[.K19]+[.L19])/10" office:value-type="float" office:value="1.887955" calcext:value-type="float">
            <text:p>1.887955</text:p>
          </table:table-cell>
          <table:table-cell office:value-type="float" office:value="1.90139" calcext:value-type="float">
            <text:p>1.90139</text:p>
          </table:table-cell>
          <table:table-cell office:value-type="float" office:value="1.88584" calcext:value-type="float">
            <text:p>1.88584</text:p>
          </table:table-cell>
          <table:table-cell office:value-type="float" office:value="1.8835" calcext:value-type="float">
            <text:p>1.8835</text:p>
          </table:table-cell>
          <table:table-cell office:value-type="float" office:value="1.88445" calcext:value-type="float">
            <text:p>1.88445</text:p>
          </table:table-cell>
          <table:table-cell office:value-type="float" office:value="1.88822" calcext:value-type="float">
            <text:p>1.88822</text:p>
          </table:table-cell>
          <table:table-cell office:value-type="float" office:value="1.88494" calcext:value-type="float">
            <text:p>1.88494</text:p>
          </table:table-cell>
          <table:table-cell office:value-type="float" office:value="1.88587" calcext:value-type="float">
            <text:p>1.88587</text:p>
          </table:table-cell>
          <table:table-cell office:value-type="float" office:value="1.89149" calcext:value-type="float">
            <text:p>1.89149</text:p>
          </table:table-cell>
          <table:table-cell office:value-type="float" office:value="1.88751" calcext:value-type="float">
            <text:p>1.88751</text:p>
          </table:table-cell>
          <table:table-cell office:value-type="float" office:value="1.88634" calcext:value-type="float">
            <text:p>1.8863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[.C20]+[.D20]+[.E20]+[.F20]+[.G20]+[.H20]+[.I20]+[.J20]+[.K20]+[.L20])/10" office:value-type="float" office:value="2.266467" calcext:value-type="float">
            <text:p>2.266467</text:p>
          </table:table-cell>
          <table:table-cell office:value-type="float" office:value="2.27502" calcext:value-type="float">
            <text:p>2.27502</text:p>
          </table:table-cell>
          <table:table-cell office:value-type="float" office:value="2.2683" calcext:value-type="float">
            <text:p>2.2683</text:p>
          </table:table-cell>
          <table:table-cell office:value-type="float" office:value="2.26192" calcext:value-type="float">
            <text:p>2.26192</text:p>
          </table:table-cell>
          <table:table-cell office:value-type="float" office:value="2.26781" calcext:value-type="float">
            <text:p>2.26781</text:p>
          </table:table-cell>
          <table:table-cell office:value-type="float" office:value="2.26673" calcext:value-type="float">
            <text:p>2.26673</text:p>
          </table:table-cell>
          <table:table-cell office:value-type="float" office:value="2.2688" calcext:value-type="float">
            <text:p>2.2688</text:p>
          </table:table-cell>
          <table:table-cell office:value-type="float" office:value="2.26556" calcext:value-type="float">
            <text:p>2.26556</text:p>
          </table:table-cell>
          <table:table-cell office:value-type="float" office:value="2.26297" calcext:value-type="float">
            <text:p>2.26297</text:p>
          </table:table-cell>
          <table:table-cell office:value-type="float" office:value="2.26408" calcext:value-type="float">
            <text:p>2.26408</text:p>
          </table:table-cell>
          <table:table-cell office:value-type="float" office:value="2.26348" calcext:value-type="float">
            <text:p>2.263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[.C21]+[.D21]+[.E21]+[.F21]+[.G21]+[.H21]+[.I21]+[.J21]+[.K21]+[.L21])/10" office:value-type="float" office:value="2.872834" calcext:value-type="float">
            <text:p>2.872834</text:p>
          </table:table-cell>
          <table:table-cell office:value-type="float" office:value="2.69106" calcext:value-type="float">
            <text:p>2.69106</text:p>
          </table:table-cell>
          <table:table-cell office:value-type="float" office:value="2.68443" calcext:value-type="float">
            <text:p>2.68443</text:p>
          </table:table-cell>
          <table:table-cell office:value-type="float" office:value="3.3302" calcext:value-type="float">
            <text:p>3.3302</text:p>
          </table:table-cell>
          <table:table-cell office:value-type="float" office:value="3.88769" calcext:value-type="float">
            <text:p>3.88769</text:p>
          </table:table-cell>
          <table:table-cell office:value-type="float" office:value="2.71445" calcext:value-type="float">
            <text:p>2.71445</text:p>
          </table:table-cell>
          <table:table-cell office:value-type="float" office:value="2.68159" calcext:value-type="float">
            <text:p>2.68159</text:p>
          </table:table-cell>
          <table:table-cell office:value-type="float" office:value="2.6812" calcext:value-type="float">
            <text:p>2.6812</text:p>
          </table:table-cell>
          <table:table-cell office:value-type="float" office:value="2.68234" calcext:value-type="float">
            <text:p>2.68234</text:p>
          </table:table-cell>
          <table:table-cell office:value-type="float" office:value="2.68783" calcext:value-type="float">
            <text:p>2.68783</text:p>
          </table:table-cell>
          <table:table-cell office:value-type="float" office:value="2.68755" calcext:value-type="float">
            <text:p>2.6875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[.C22]+[.D22]+[.E22]+[.F22]+[.G22]+[.H22]+[.I22]+[.J22]+[.K22]+[.L22])/10" office:value-type="float" office:value="3.143243" calcext:value-type="float">
            <text:p>3.143243</text:p>
          </table:table-cell>
          <table:table-cell office:value-type="float" office:value="3.14218" calcext:value-type="float">
            <text:p>3.14218</text:p>
          </table:table-cell>
          <table:table-cell office:value-type="float" office:value="3.13408" calcext:value-type="float">
            <text:p>3.13408</text:p>
          </table:table-cell>
          <table:table-cell office:value-type="float" office:value="3.16459" calcext:value-type="float">
            <text:p>3.16459</text:p>
          </table:table-cell>
          <table:table-cell office:value-type="float" office:value="3.13533" calcext:value-type="float">
            <text:p>3.13533</text:p>
          </table:table-cell>
          <table:table-cell office:value-type="float" office:value="3.13946" calcext:value-type="float">
            <text:p>3.13946</text:p>
          </table:table-cell>
          <table:table-cell office:value-type="float" office:value="3.15108" calcext:value-type="float">
            <text:p>3.15108</text:p>
          </table:table-cell>
          <table:table-cell office:value-type="float" office:value="3.14845" calcext:value-type="float">
            <text:p>3.14845</text:p>
          </table:table-cell>
          <table:table-cell office:value-type="float" office:value="3.13814" calcext:value-type="float">
            <text:p>3.13814</text:p>
          </table:table-cell>
          <table:table-cell office:value-type="float" office:value="3.14194" calcext:value-type="float">
            <text:p>3.14194</text:p>
          </table:table-cell>
          <table:table-cell office:value-type="float" office:value="3.13718" calcext:value-type="float">
            <text:p>3.1371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([.C23]+[.D23]+[.E23]+[.F23]+[.G23]+[.H23]+[.I23]+[.J23]+[.K23]+[.L23])/10" office:value-type="float" office:value="3.642645" calcext:value-type="float">
            <text:p>3.642645</text:p>
          </table:table-cell>
          <table:table-cell office:value-type="float" office:value="3.64901" calcext:value-type="float">
            <text:p>3.64901</text:p>
          </table:table-cell>
          <table:table-cell office:value-type="float" office:value="3.64295" calcext:value-type="float">
            <text:p>3.64295</text:p>
          </table:table-cell>
          <table:table-cell office:value-type="float" office:value="3.63499" calcext:value-type="float">
            <text:p>3.63499</text:p>
          </table:table-cell>
          <table:table-cell office:value-type="float" office:value="3.63878" calcext:value-type="float">
            <text:p>3.63878</text:p>
          </table:table-cell>
          <table:table-cell office:value-type="float" office:value="3.65022" calcext:value-type="float">
            <text:p>3.65022</text:p>
          </table:table-cell>
          <table:table-cell office:value-type="float" office:value="3.64384" calcext:value-type="float">
            <text:p>3.64384</text:p>
          </table:table-cell>
          <table:table-cell office:value-type="float" office:value="3.64192" calcext:value-type="float">
            <text:p>3.64192</text:p>
          </table:table-cell>
          <table:table-cell office:value-type="float" office:value="3.64005" calcext:value-type="float">
            <text:p>3.64005</text:p>
          </table:table-cell>
          <table:table-cell office:value-type="float" office:value="3.64448" calcext:value-type="float">
            <text:p>3.64448</text:p>
          </table:table-cell>
          <table:table-cell office:value-type="float" office:value="3.64021" calcext:value-type="float">
            <text:p>3.6402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([.C24]+[.D24]+[.E24]+[.F24]+[.G24]+[.H24]+[.I24]+[.J24]+[.K24]+[.L24])/10" office:value-type="float" office:value="4.215609" calcext:value-type="float">
            <text:p>4.215609</text:p>
          </table:table-cell>
          <table:table-cell office:value-type="float" office:value="4.22702" calcext:value-type="float">
            <text:p>4.22702</text:p>
          </table:table-cell>
          <table:table-cell office:value-type="float" office:value="4.22451" calcext:value-type="float">
            <text:p>4.22451</text:p>
          </table:table-cell>
          <table:table-cell office:value-type="float" office:value="4.21195" calcext:value-type="float">
            <text:p>4.21195</text:p>
          </table:table-cell>
          <table:table-cell office:value-type="float" office:value="4.21716" calcext:value-type="float">
            <text:p>4.21716</text:p>
          </table:table-cell>
          <table:table-cell office:value-type="float" office:value="4.20929" calcext:value-type="float">
            <text:p>4.20929</text:p>
          </table:table-cell>
          <table:table-cell office:value-type="float" office:value="4.20872" calcext:value-type="float">
            <text:p>4.20872</text:p>
          </table:table-cell>
          <table:table-cell office:value-type="float" office:value="4.21279" calcext:value-type="float">
            <text:p>4.21279</text:p>
          </table:table-cell>
          <table:table-cell office:value-type="float" office:value="4.21787" calcext:value-type="float">
            <text:p>4.21787</text:p>
          </table:table-cell>
          <table:table-cell office:value-type="float" office:value="4.21506" calcext:value-type="float">
            <text:p>4.21506</text:p>
          </table:table-cell>
          <table:table-cell office:value-type="float" office:value="4.21172" calcext:value-type="float">
            <text:p>4.2117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([.C25]+[.D25]+[.E25]+[.F25]+[.G25]+[.H25]+[.I25]+[.J25]+[.K25]+[.L25])/10" office:value-type="float" office:value="4.772921" calcext:value-type="float">
            <text:p>4.772921</text:p>
          </table:table-cell>
          <table:table-cell office:value-type="float" office:value="4.78284" calcext:value-type="float">
            <text:p>4.78284</text:p>
          </table:table-cell>
          <table:table-cell office:value-type="float" office:value="4.77637" calcext:value-type="float">
            <text:p>4.77637</text:p>
          </table:table-cell>
          <table:table-cell office:value-type="float" office:value="4.77913" calcext:value-type="float">
            <text:p>4.77913</text:p>
          </table:table-cell>
          <table:table-cell office:value-type="float" office:value="4.77297" calcext:value-type="float">
            <text:p>4.77297</text:p>
          </table:table-cell>
          <table:table-cell office:value-type="float" office:value="4.76201" calcext:value-type="float">
            <text:p>4.76201</text:p>
          </table:table-cell>
          <table:table-cell office:value-type="float" office:value="4.75558" calcext:value-type="float">
            <text:p>4.75558</text:p>
          </table:table-cell>
          <table:table-cell office:value-type="float" office:value="4.7856" calcext:value-type="float">
            <text:p>4.7856</text:p>
          </table:table-cell>
          <table:table-cell office:value-type="float" office:value="4.78531" calcext:value-type="float">
            <text:p>4.78531</text:p>
          </table:table-cell>
          <table:table-cell office:value-type="float" office:value="4.75677" calcext:value-type="float">
            <text:p>4.75677</text:p>
          </table:table-cell>
          <table:table-cell office:value-type="float" office:value="4.77263" calcext:value-type="float">
            <text:p>4.772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[.C26]+[.D26]+[.E26]+[.F26]+[.G26]+[.H26]+[.I26]+[.J26]+[.K26]+[.L26])/10" office:value-type="float" office:value="5.406265" calcext:value-type="float">
            <text:p>5.406265</text:p>
          </table:table-cell>
          <table:table-cell office:value-type="float" office:value="5.40906" calcext:value-type="float">
            <text:p>5.40906</text:p>
          </table:table-cell>
          <table:table-cell office:value-type="float" office:value="5.40952" calcext:value-type="float">
            <text:p>5.40952</text:p>
          </table:table-cell>
          <table:table-cell office:value-type="float" office:value="5.40433" calcext:value-type="float">
            <text:p>5.40433</text:p>
          </table:table-cell>
          <table:table-cell office:value-type="float" office:value="5.41079" calcext:value-type="float">
            <text:p>5.41079</text:p>
          </table:table-cell>
          <table:table-cell office:value-type="float" office:value="5.39697" calcext:value-type="float">
            <text:p>5.39697</text:p>
          </table:table-cell>
          <table:table-cell office:value-type="float" office:value="5.39745" calcext:value-type="float">
            <text:p>5.39745</text:p>
          </table:table-cell>
          <table:table-cell office:value-type="float" office:value="5.40604" calcext:value-type="float">
            <text:p>5.40604</text:p>
          </table:table-cell>
          <table:table-cell office:value-type="float" office:value="5.41784" calcext:value-type="float">
            <text:p>5.41784</text:p>
          </table:table-cell>
          <table:table-cell office:value-type="float" office:value="5.41355" calcext:value-type="float">
            <text:p>5.41355</text:p>
          </table:table-cell>
          <table:table-cell office:value-type="float" office:value="5.3971" calcext:value-type="float">
            <text:p>5.3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0:24:22.205227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9:19:20.922969021</meta:creation-date>
    <dc:date>2020-03-11T00:26:29.261961391</dc:date>
    <meta:editing-duration>PT4M32S</meta:editing-duration>
    <meta:editing-cycles>3</meta:editing-cycles>
    <meta:generator>LibreOffice/6.0.7.3$Linux_X86_64 LibreOffice_project/00m0$Build-3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183cm" svg:y="0.316cm" chart:style-name="ch2">
          <text:p>Floyd Optimizado</text:p>
        </chart:title>
        <chart:legend chart:legend-position="end" svg:x="11.135cm" svg:y="3.955cm" style:legend-expansion="high" chart:style-name="ch3"/>
        <chart:plot-area chart:style-name="ch4" table:cell-range-address="Sheet1.A2:Sheet1.B26" svg:x="1.33cm" svg:y="1.275cm" svg:width="9.486cm" svg:height="6.57cm">
          <chartooo:coordinate-region svg:x="1.766cm" svg:y="1.474cm" svg:width="8.678cm" svg:height="5.724cm"/>
          <chart:axis chart:dimension="x" chart:name="primary-x" chart:style-name="ch5">
            <chart:title svg:x="5.42cm" svg:y="8.025cm" chart:style-name="ch6">
              <text:p>Tamano</text:p>
            </chart:title>
          </chart:axis>
          <chart:axis chart:dimension="y" chart:name="primary-y" chart:style-name="ch5">
            <chart:title svg:x="0.451cm" svg:y="5.57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:Sheet1.B26" chart:class="chart:scatter">
            <chart:domain table:cell-range-address="Sheet1.A2:Sheet1.A26"/>
            <chart:regression-curve chart:style-name="ch10">
              <chart:equation chart:display-equation="false" chart:display-r-square="true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A2:Sheet1.A26</svg:desc>
                </draw:g>
              </table:table-cell>
              <table:table-cell office:value-type="float" office:value="0.0003433">
                <text:p>0.0003433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0.0027849">
                <text:p>0.0027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088382">
                <text:p>0.0088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0.0206425">
                <text:p>0.0206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408305">
                <text:p>0.0408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0.0676844">
                <text:p>0.0676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  <table:table-cell office:value-type="float" office:value="0.107296">
                <text:p>0.107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">
                <text:p>640</text:p>
              </table:table-cell>
              <table:table-cell office:value-type="float" office:value="0.1614052">
                <text:p>0.1614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0.2263606">
                <text:p>0.2263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3096842">
                <text:p>0.3096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0.4116349">
                <text:p>0.4116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0">
                <text:p>960</text:p>
              </table:table-cell>
              <table:table-cell office:value-type="float" office:value="0.532891">
                <text:p>0.53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0">
                <text:p>1040</text:p>
              </table:table-cell>
              <table:table-cell office:value-type="float" office:value="0.6753715">
                <text:p>0.6753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0">
                <text:p>1120</text:p>
              </table:table-cell>
              <table:table-cell office:value-type="float" office:value="0.8412658">
                <text:p>0.8412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1.043723">
                <text:p>1.043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0">
                <text:p>1280</text:p>
              </table:table-cell>
              <table:table-cell office:value-type="float" office:value="1.282619">
                <text:p>1.2826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0">
                <text:p>1360</text:p>
              </table:table-cell>
              <table:table-cell office:value-type="float" office:value="1.569684">
                <text:p>1.569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">
                <text:p>1440</text:p>
              </table:table-cell>
              <table:table-cell office:value-type="float" office:value="1.887955">
                <text:p>1.887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0">
                <text:p>1520</text:p>
              </table:table-cell>
              <table:table-cell office:value-type="float" office:value="2.266467">
                <text:p>2.266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0">
                <text:p>1600</text:p>
              </table:table-cell>
              <table:table-cell office:value-type="float" office:value="2.872834">
                <text:p>2.872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0">
                <text:p>1680</text:p>
              </table:table-cell>
              <table:table-cell office:value-type="float" office:value="3.143243">
                <text:p>3.143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0">
                <text:p>1760</text:p>
              </table:table-cell>
              <table:table-cell office:value-type="float" office:value="3.642645">
                <text:p>3.642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0">
                <text:p>1840</text:p>
              </table:table-cell>
              <table:table-cell office:value-type="float" office:value="4.215609">
                <text:p>4.215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0">
                <text:p>1920</text:p>
              </table:table-cell>
              <table:table-cell office:value-type="float" office:value="4.772921">
                <text:p>4.772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5.406265">
                <text:p>5.406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